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9736in" fo:break-before="auto" style:use-optimal-row-height="false"/>
    </style:style>
    <style:style style:name="ro23" style:family="table-row">
      <style:table-row-properties style:row-height="0.5366in" fo:break-before="auto" style:use-optimal-row-height="false"/>
    </style:style>
    <style:style style:name="ro24" style:family="table-row">
      <style:table-row-properties style:row-height="0.9862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5618in" fo:break-before="auto" style:use-optimal-row-height="false"/>
    </style:style>
    <style:style style:name="ro27" style:family="table-row">
      <style:table-row-properties style:row-height="1.2736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0" style:family="table-cell" style:parent-style-name="Default">
      <style:table-cell-properties fo:border="0.0008in solid #000000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background-color="transparent" fo:wrap-option="wrap" fo:border="0.0008in solid #000000" style:vertical-align="top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style-name="ce18"/>
          <table:covered-table-cell table:style-name="ce18"/>
          <table:covered-table-cell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</text:span><text:span text:style-name="T2">can be helpfull</text:span></text:p>
            <text:p><text:a xlink:href="http://achecker.ca/checker/suggestion.php?id=ID">http://achecker.ca/checker/suggestion.php?id=ID</text:a></text:p>
            <text:p><text:span text:style-name="T2">Firebug Pluguin </text:span><text:span text:style-name="T2">is need to be </text:span><text:span text:style-name="T2">installed on 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5">
          <table:table-cell table:style-name="ce117" office:value-type="string" table:number-columns-spanned="5" table:number-rows-spanned="1">
            <text:p><text:s/>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table-cell table:style-name="ce117"/>
          <table:table-cell table:style-name="ce66" table:number-columns-repeated="249"/>
        </table:table-row>
        <table:table-row table:style-name="ro6">
          <table:table-cell table:style-name="ce53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53"/>
          <table:table-cell table:style-name="ce66" table:number-columns-repeated="249"/>
        </table:table-row>
        <table:table-row table:style-name="ro6">
          <table:table-cell table:style-name="ce54" table:number-columns-spanned="4" table:number-rows-spanned="1"/>
          <table:covered-table-cell table:style-name="ce56"/>
          <table:covered-table-cell table:style-name="ce64"/>
          <table:covered-table-cell table:style-name="ce64"/>
          <table:table-cell table:style-name="ce65" office:value-type="string">
            <text:p>Total of High</text:p>
          </table:table-cell>
          <table:table-cell table:style-name="ce67" table:formula="of:=SUMPRODUCT(([.C4:.C541]=&quot;High&quot;))" office:value-type="float" office:value="22">
            <text:p>22</text:p>
          </table:table-cell>
          <table:table-cell table:style-name="ce66" table:number-columns-repeated="249"/>
        </table:table-row>
        <table:table-row table:style-name="ro16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8" table:formula="of:=SUMPRODUCT(([.C4:.C542]=&quot;Meduim&quot;))" office:value-type="float" office:value="0">
            <text:p>0</text:p>
          </table:table-cell>
          <table:table-cell table:style-name="ce66" table:number-columns-repeated="249"/>
        </table:table-row>
        <table:table-row table:style-name="ro17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42]=&quot;Low&quot;))" office:value-type="float" office:value="0">
            <text:p>0</text:p>
          </table:table-cell>
          <table:table-cell table:style-name="ce66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60" office:value-type="string">
            <text:p>Check Display Navigation menu when use Lynx and FF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Hom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64" office:value-type="string">
            <text:p>High</text:p>
          </table:table-cell>
          <table:table-cell table:style-name="ce58"/>
          <table:table-cell table:style-name="ce104"/>
          <table:table-cell table:style-name="ce58" table:number-columns-repeated="3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8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5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4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64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6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23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4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9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64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2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latform/<text:span text:style-name="T12">Che</text:span><text:span text:style-name="T12">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thao.pham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thao.pham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3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3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39" table:default-cell-style-name="ce73"/>
        <table:table-column table:style-name="co40" table:default-cell-style-name="ce59"/>
        <table:table-column table:style-name="co41" table:default-cell-style-name="ce59"/>
        <table:table-column table:style-name="co8" table:default-cell-style-name="ce57"/>
        <table:table-column table:style-name="co8" table:default-cell-style-name="ce59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1.00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2.00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2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thao.pham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thao.pham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thao.pham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thao.pham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thao.pham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thao.pham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thao.pham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thao.pham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thao.pham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49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12">
          <table:table-cell office:value-type="float" office:value="1">
            <text:p>1.00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3T17:31:04</dc:date>
    <dc:language>en-US</dc:language>
    <meta:editing-cycles>621</meta:editing-cycles>
    <meta:editing-duration>PT166H45M42S</meta:editing-duration>
    <dc:creator>exoplatform </dc:creator>
    <meta:document-statistic meta:table-count="16" meta:cell-count="2825" meta:object-count="2"/>
    <meta:user-defined meta:name="Info 1"/>
    <meta:user-defined meta:name="Info 2"/>
    <meta:user-defined meta:name="Info 3"/>
    <meta:user-defined meta:name="Info 4"/>
  </office:meta>
</office:document-meta>
</file>